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number-columns-repeated="9" table:default-cell-style-name="Default"/>
        <table:table-row table:style-name="ro1">
          <table:table-cell table:style-name="ce1" office:value-type="string" table:number-columns-spanned="2" table:number-rows-spanned="1">
            <text:p>articles</text:p>
          </table:table-cell>
          <table:covered-table-cell/>
          <table:table-cell table:number-columns-repeated="2"/>
          <table:table-cell office:value-type="string" table:number-columns-spanned="2" table:number-rows-spanned="1">
            <text:p>commentaires</text:p>
          </table:table-cell>
          <table:covered-table-cell/>
          <table:table-cell office:value-type="string">
            <text:p>FK</text:p>
          </table:table-cell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titre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message</text:p>
          </table:table-cell>
          <table:table-cell office:value-type="string">
            <text:p>article_id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ticle 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uper articl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ticle 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wow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rticle 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à mieux faire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string">
            <text:p>???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un article peut être associé à 0 à n commentaires</text:p>
          </table:table-cell>
          <table:table-cell table:number-columns-repeated="8"/>
        </table:table-row>
        <table:table-row table:style-name="ro1">
          <table:table-cell office:value-type="string">
            <text:p>un commentaire est associé à 1 et 1 seul articl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elation 1- n / n-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table:number-columns-spanned="2" table:number-rows-spanned="1">
            <text:p>etudiants</text:p>
          </table:table-cell>
          <table:covered-table-cell/>
          <table:table-cell/>
          <table:table-cell table:style-name="ce1" office:value-type="string" table:number-columns-spanned="2" table:number-rows-spanned="1">
            <text:p>etudiants_matieres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matieres</text:p>
          </table:table-cell>
          <table:covered-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in</text:p>
          </table:table-cell>
          <table:table-cell/>
          <table:table-cell office:value-type="string">
            <text:p>etudiant_id</text:p>
          </table:table-cell>
          <table:table-cell office:value-type="string">
            <text:p>matiere_i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H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noi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j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élin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Node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etudiant peut suivre 1 ou plusieurs matières</text:p>
          </table:table-cell>
          <table:table-cell table:number-columns-repeated="8"/>
        </table:table-row>
        <table:table-row table:style-name="ro1">
          <table:table-cell office:value-type="string">
            <text:p>matière peut être suivi par plusieurs étudiant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elation n-n</text:p>
          </table:table-cell>
          <table:table-cell table:number-columns-repeated="8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1">21/11/2025</text:date>, <text:time>12:3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ik H</meta:initial-creator>
    <meta:creation-date>2025-11-21T12:05:13.35</meta:creation-date>
    <dc:date>2025-11-21T12:26:01.27</dc:date>
    <dc:creator>Malik H</dc:creator>
    <meta:editing-duration>PT4M37S</meta:editing-duration>
    <meta:editing-cycles>1</meta:editing-cycles>
    <meta:generator>OpenOffice/4.1.10$Win32 OpenOffice.org_project/4110m2$Build-9807</meta:generator>
    <meta:document-statistic meta:table-count="3" meta:cell-count="57" meta:object-count="0"/>
  </office:meta>
</office:document-meta>
</file>